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D_B</text:p>
          </table:table-cell>
          <table:table-cell office:value-type="string">
            <text:p>u(S_sub)</text:p>
          </table:table-cell>
          <table:table-cell/>
          <table:table-cell office:value-type="string">
            <text:p>d_h</text:p>
          </table:table-cell>
          <table:table-cell office:value-type="string">
            <text:p>u(d_h)</text:p>
          </table:table-cell>
          <table:table-cell/>
          <table:table-cell office:value-type="string">
            <text:p>dS/dd_h</text:p>
          </table:table-cell>
          <table:table-cell office:value-type="string">
            <text:p>dS/dg</text:p>
          </table:table-cell>
          <table:table-cell/>
          <table:table-cell office:value-type="string">
            <text:p>u(S)</text:p>
          </table:table-cell>
          <table:table-cell office:value-type="string">
            <text:p>S</text:p>
          </table:table-cell>
          <table:table-cell office:value-type="string">
            <text:p>d_n</text:p>
          </table:table-cell>
          <table:table-cell office:value-type="string">
            <text:p>d_f</text:p>
          </table:table-cell>
          <table:table-cell/>
          <table:table-cell office:value-type="string">
            <text:p>px</text:p>
          </table:table-cell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office:value-type="float" office:value="7.1">
            <text:p>7.1</text:p>
          </table:table-cell>
          <table:table-cell/>
          <table:table-cell office:value-type="float" office:value="4">
            <text:p>4</text:p>
          </table:table-cell>
          <table:table-cell table:formula="of:= SQRT(6016^2+4000^2) * 3 / 820" office:value-type="float" office:value="26.430807831345">
            <text:p>26.430807831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1020">
            <text:p>1020</text:p>
          </table:table-cell>
          <table:table-cell table:formula="of:= SQRT(6016^2+4000^2) * 3 / 41" office:value-type="float" office:value="528.616156626901">
            <text:p>528.61615662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 3* [.U5] / 41" office:value-type="float" office:value="31.8292682926829">
            <text:p>31.8292682927</text:p>
          </table:table-cell>
          <table:table-cell office:value-type="float" office:value="65">
            <text:p>65</text:p>
          </table:table-cell>
          <table:table-cell table:number-columns-repeated="3"/>
          <table:table-cell table:formula="of:=SQRT(([.D5]*[.$D$3]/(SQRT([.D5]^2-[.C5]^2)))^2+([.C5]*[.C14]/(SQRT([.D5]^2-[.C5]^2)))^2)" office:value-type="float" office:value="8.31147889291278">
            <text:p>8.3114788929</text:p>
          </table:table-cell>
          <table:table-cell/>
          <table:table-cell table:formula="of:= 1500 * [.$E$4]^2 / ([.B5]*[.$G$4]) + 500" office:value-type="float" office:value="4441.10794234342">
            <text:p>4441.1079423434</text:p>
          </table:table-cell>
          <table:table-cell table:formula="of:= [.$G$3] * 1500 * [.$E$4]^2 / ([.B5]*[.$G$4]^2) + [.$E$4]" office:value-type="float" office:value="247.055397117171">
            <text:p>247.0553971172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5]*[.K5])^2+([.N5]*[.$F$3])^2)" office:value-type="float" office:value="781.002414442145">
            <text:p>781.0024144421</text:p>
          </table:table-cell>
          <table:table-cell table:formula="of:= [.S5] - [.R5]" office:value-type="float" office:value="-31.5539373322348">
            <text:p>-31.5539373322</text:p>
          </table:table-cell>
          <table:table-cell table:formula="of:= ( [.D5] - [.$E$4] ) * [.$F$4] / ( [.D5] + [.$F$4] - 2 * [.$E$4] )" office:value-type="float" office:value="15.5329949238579">
            <text:p>15.5329949239</text:p>
          </table:table-cell>
          <table:table-cell table:formula="of:= ( [.D5] - [.$E$4] ) * [.$F$4] / ( [.D5] - [.$F$4] )" office:value-type="float" office:value="-16.020942408377">
            <text:p>-16.0209424084</text:p>
          </table:table-cell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 3* [.U6] / 41" office:value-type="float" office:value="42.6585365853659">
            <text:p>42.6585365854</text:p>
          </table:table-cell>
          <table:table-cell office:value-type="float" office:value="90">
            <text:p>90</text:p>
          </table:table-cell>
          <table:table-cell table:number-columns-repeated="3"/>
          <table:table-cell table:formula="of:=SQRT(([.D6]*[.$D$3]/(SQRT([.D6]^2-[.C6]^2)))^2+([.C6]*[.C15]/(SQRT([.D6]^2-[.C6]^2)))^2)" office:value-type="float" office:value="8.25505238336144">
            <text:p>8.2550523834</text:p>
          </table:table-cell>
          <table:table-cell/>
          <table:table-cell table:formula="of:= 1500 * [.$E$4]^2 / ([.B6]*[.$G$4]) + 500" office:value-type="float" office:value="3033.56939150649">
            <text:p>3033.5693915065</text:p>
          </table:table-cell>
          <table:table-cell table:formula="of:= [.$G$3] * 1500 * [.$E$4]^2 / ([.B6]*[.$G$4]^2) + [.$E$4]" office:value-type="float" office:value="176.678469575324">
            <text:p>176.6784695753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6]*[.K6])^2+([.N6]*[.$F$3])^2)" office:value-type="float" office:value="558.590739261434">
            <text:p>558.5907392614</text:p>
          </table:table-cell>
          <table:table-cell table:formula="of:= [.S6] - [.R6]" office:value-type="float" office:value="-84.2670073458959">
            <text:p>-84.2670073459</text:p>
          </table:table-cell>
          <table:table-cell table:formula="of:= ( [.D6] - [.$E$4] ) * [.$F$4] / ( [.D6] + [.$F$4] - 2 * [.$E$4] )" office:value-type="float" office:value="40.3960396039604">
            <text:p>40.396039604</text:p>
          </table:table-cell>
          <table:table-cell table:formula="of:= ( [.D6] - [.$E$4] ) * [.$F$4] / ( [.D6] - [.$F$4] )" office:value-type="float" office:value="-43.8709677419355">
            <text:p>-43.8709677419</text:p>
          </table:table-cell>
          <table:table-cell/>
          <table:table-cell office:value-type="float" office:value="583">
            <text:p>58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 3* [.U7] / 41" office:value-type="float" office:value="49.7560975609756">
            <text:p>49.756097561</text:p>
          </table:table-cell>
          <table:table-cell office:value-type="float" office:value="105">
            <text:p>105</text:p>
          </table:table-cell>
          <table:table-cell table:number-columns-repeated="3"/>
          <table:table-cell table:formula="of:=SQRT(([.D7]*[.$D$3]/(SQRT([.D7]^2-[.C7]^2)))^2+([.C7]*[.C16]/(SQRT([.D7]^2-[.C7]^2)))^2)" office:value-type="float" office:value="8.28308672615385">
            <text:p>8.2830867262</text:p>
          </table:table-cell>
          <table:table-cell/>
          <table:table-cell table:formula="of:= 1500 * [.$E$4]^2 / ([.B7]*[.$G$4]) + 500" office:value-type="float" office:value="2273.49857405454">
            <text:p>2273.4985740545</text:p>
          </table:table-cell>
          <table:table-cell table:formula="of:= [.$G$3] * 1500 * [.$E$4]^2 / ([.B7]*[.$G$4]^2) + [.$E$4]" office:value-type="float" office:value="138.674928702727">
            <text:p>138.674928702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7]*[.K7])^2+([.N7]*[.$F$3])^2)" office:value-type="float" office:value="438.504904716993">
            <text:p>438.504904717</text:p>
          </table:table-cell>
          <table:table-cell table:formula="of:= [.S7] - [.R7]" office:value-type="float" office:value="-116.043182726909">
            <text:p>-116.0431827269</text:p>
          </table:table-cell>
          <table:table-cell table:formula="of:= ( [.D7] - [.$E$4] ) * [.$F$4] / ( [.D7] + [.$F$4] - 2 * [.$E$4] )" office:value-type="float" office:value="54.7317073170732">
            <text:p>54.7317073171</text:p>
          </table:table-cell>
          <table:table-cell table:formula="of:= ( [.D7] - [.$E$4] ) * [.$F$4] / ( [.D7] - [.$F$4] )" office:value-type="float" office:value="-61.3114754098361">
            <text:p>-61.3114754098</text:p>
          </table:table-cell>
          <table:table-cell/>
          <table:table-cell office:value-type="float" office:value="680">
            <text:p>680</text:p>
          </table:table-cell>
        </table:table-row>
        <table:table-row table:style-name="ro1">
          <table:table-cell/>
          <table:table-cell office:value-type="float" office:value="5.6">
            <text:p>5.6</text:p>
          </table:table-cell>
          <table:table-cell table:formula="of:= 3* [.U8] / 41" office:value-type="float" office:value="63.2926829268293">
            <text:p>63.2926829268</text:p>
          </table:table-cell>
          <table:table-cell office:value-type="float" office:value="135">
            <text:p>135</text:p>
          </table:table-cell>
          <table:table-cell table:number-columns-repeated="3"/>
          <table:table-cell table:formula="of:=SQRT(([.D8]*[.$D$3]/(SQRT([.D8]^2-[.C8]^2)))^2+([.C8]*[.C17]/(SQRT([.D8]^2-[.C8]^2)))^2)" office:value-type="float" office:value="8.31832221803142">
            <text:p>8.318322218</text:p>
          </table:table-cell>
          <table:table-cell/>
          <table:table-cell table:formula="of:= 1500 * [.$E$4]^2 / ([.B8]*[.$G$4]) + 500" office:value-type="float" office:value="1766.78469575324">
            <text:p>1766.7846957533</text:p>
          </table:table-cell>
          <table:table-cell table:formula="of:= [.$G$3] * 1500 * [.$E$4]^2 / ([.B8]*[.$G$4]^2) + [.$E$4]" office:value-type="float" office:value="113.339234787662">
            <text:p>113.339234787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8]*[.K8])^2+([.N8]*[.$F$3])^2)" office:value-type="float" office:value="358.461662589024">
            <text:p>358.461662589</text:p>
          </table:table-cell>
          <table:table-cell table:formula="of:= [.S8] - [.R8]" office:value-type="float" office:value="-180.146196481645">
            <text:p>-180.1461964816</text:p>
          </table:table-cell>
          <table:table-cell table:formula="of:= ( [.D8] - [.$E$4] ) * [.$F$4] / ( [.D8] + [.$F$4] - 2 * [.$E$4] )" office:value-type="float" office:value="82.1800947867299">
            <text:p>82.1800947867</text:p>
          </table:table-cell>
          <table:table-cell table:formula="of:= ( [.D8] - [.$E$4] ) * [.$F$4] / ( [.D8] - [.$F$4] )" office:value-type="float" office:value="-97.9661016949153">
            <text:p>-97.9661016949</text:p>
          </table:table-cell>
          <table:table-cell/>
          <table:table-cell office:value-type="float" office:value="865">
            <text:p>86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 3* [.U9] / 41" office:value-type="float" office:value="81.8780487804878">
            <text:p>81.8780487805</text:p>
          </table:table-cell>
          <table:table-cell office:value-type="float" office:value="175">
            <text:p>175</text:p>
          </table:table-cell>
          <table:table-cell table:number-columns-repeated="3"/>
          <table:table-cell table:formula="of:=SQRT(([.D9]*[.$D$3]/(SQRT([.D9]^2-[.C9]^2)))^2+([.C9]*[.C18]/(SQRT([.D9]^2-[.C9]^2)))^2)" office:value-type="float" office:value="8.42534585578927">
            <text:p>8.4253458558</text:p>
          </table:table-cell>
          <table:table-cell/>
          <table:table-cell table:formula="of:= 1500 * [.$E$4]^2 / ([.B9]*[.$G$4]) + 500" office:value-type="float" office:value="1386.74928702727">
            <text:p>1386.7492870273</text:p>
          </table:table-cell>
          <table:table-cell table:formula="of:= [.$G$3] * 1500 * [.$E$4]^2 / ([.B9]*[.$G$4]^2) + [.$E$4]" office:value-type="float" office:value="94.3374643513635">
            <text:p>94.3374643514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9]*[.K9])^2+([.N9]*[.$F$3])^2)" office:value-type="float" office:value="298.442969157384">
            <text:p>298.4429691574</text:p>
          </table:table-cell>
          <table:table-cell table:formula="of:= [.S9] - [.R9]" office:value-type="float" office:value="-267.325930128881">
            <text:p>-267.3259301289</text:p>
          </table:table-cell>
          <table:table-cell table:formula="of:= ( [.D9] - [.$E$4] ) * [.$F$4] / ( [.D9] + [.$F$4] - 2 * [.$E$4] )" office:value-type="float" office:value="116.438356164384">
            <text:p>116.4383561644</text:p>
          </table:table-cell>
          <table:table-cell table:formula="of:= ( [.D9] - [.$E$4] ) * [.$F$4] / ( [.D9] - [.$F$4] )" office:value-type="float" office:value="-150.887573964497">
            <text:p>-150.8875739645</text:p>
          </table:table-cell>
          <table:table-cell/>
          <table:table-cell office:value-type="float" office:value="1119">
            <text:p>111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 3* [.U10] / 41" office:value-type="float" office:value="120.658536585366">
            <text:p>120.6585365854</text:p>
          </table:table-cell>
          <table:table-cell office:value-type="float" office:value="245">
            <text:p>245</text:p>
          </table:table-cell>
          <table:table-cell table:number-columns-repeated="3"/>
          <table:table-cell table:formula="of:=SQRT(([.D10]*[.$D$3]/(SQRT([.D10]^2-[.C10]^2)))^2+([.C10]*[.C19]/(SQRT([.D10]^2-[.C10]^2)))^2)" office:value-type="float" office:value="8.95582542818058">
            <text:p>8.9558254282</text:p>
          </table:table-cell>
          <table:table-cell/>
          <table:table-cell table:formula="of:= 1500 * [.$E$4]^2 / ([.B10]*[.$G$4]) + 500" office:value-type="float" office:value="1144.90857238347">
            <text:p>1144.9085723835</text:p>
          </table:table-cell>
          <table:table-cell table:formula="of:= [.$G$3] * 1500 * [.$E$4]^2 / ([.B10]*[.$G$4]^2) + [.$E$4]" office:value-type="float" office:value="82.2454286191735">
            <text:p>82.2454286192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0]*[.K10])^2+([.N10]*[.$F$3])^2)" office:value-type="float" office:value="260.259585251649">
            <text:p>260.2595852516</text:p>
          </table:table-cell>
          <table:table-cell table:formula="of:= [.S10] - [.R10]" office:value-type="float" office:value="-427.374775024228">
            <text:p>-427.3747750242</text:p>
          </table:table-cell>
          <table:table-cell table:formula="of:= ( [.D10] - [.$E$4] ) * [.$F$4] / ( [.D10] + [.$F$4] - 2 * [.$E$4] )" office:value-type="float" office:value="170.729613733906">
            <text:p>170.7296137339</text:p>
          </table:table-cell>
          <table:table-cell table:formula="of:= ( [.D10] - [.$E$4] ) * [.$F$4] / ( [.D10] - [.$F$4] )" office:value-type="float" office:value="-256.645161290323">
            <text:p>-256.6451612903</text:p>
          </table:table-cell>
          <table:table-cell/>
          <table:table-cell office:value-type="float" office:value="1649">
            <text:p>164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 3* [.U11] / 41" office:value-type="float" office:value="138">
            <text:p>13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1]*[.$D$3]/(SQRT([.D11]^2-[.C11]^2)))^2+([.C11]*[.C20]/(SQRT([.D11]^2-[.C11]^2)))^2)" office:value-type="float" office:value="9.34242343658481">
            <text:p>9.3424234366</text:p>
          </table:table-cell>
          <table:table-cell/>
          <table:table-cell table:formula="of:= 1500 * [.$E$4]^2 / ([.B11]*[.$G$4]) + 500" office:value-type="float" office:value="943.374643513635">
            <text:p>943.3746435136</text:p>
          </table:table-cell>
          <table:table-cell table:formula="of:= [.$G$3] * 1500 * [.$E$4]^2 / ([.B11]*[.$G$4]^2) + [.$E$4]" office:value-type="float" office:value="72.1687321756818">
            <text:p>72.168732175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1]*[.K11])^2+([.N11]*[.$F$3])^2)" office:value-type="float" office:value="228.449729000386">
            <text:p>228.4497290004</text:p>
          </table:table-cell>
          <table:table-cell table:formula="of:= [.S11] - [.R11]" office:value-type="float" office:value="-487.771428571429">
            <text:p>-487.7714285714</text:p>
          </table:table-cell>
          <table:table-cell table:formula="of:= ( [.D11] - [.$E$4] ) * [.$F$4] / ( [.D11] + [.$F$4] - 2 * [.$E$4] )" office:value-type="float" office:value="188.571428571429">
            <text:p>188.5714285714</text:p>
          </table:table-cell>
          <table:table-cell table:formula="of:= ( [.D11] - [.$E$4] ) * [.$F$4] / ( [.D11] - [.$F$4] )" office:value-type="float" office:value="-299.2">
            <text:p>-299.2</text:p>
          </table:table-cell>
          <table:table-cell/>
          <table:table-cell office:value-type="float" office:value="1886">
            <text:p>188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 3* [.U12] / 41" office:value-type="float" office:value="138">
            <text:p>13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2]*[.$D$3]/(SQRT([.D12]^2-[.C12]^2)))^2+([.C12]*[.C21]/(SQRT([.D12]^2-[.C12]^2)))^2)" office:value-type="float" office:value="9.34242343658481">
            <text:p>9.3424234366</text:p>
          </table:table-cell>
          <table:table-cell/>
          <table:table-cell table:formula="of:= 1500 * [.$E$4]^2 / ([.B12]*[.$G$4]) + 500" office:value-type="float" office:value="822.454286191735">
            <text:p>822.4542861917</text:p>
          </table:table-cell>
          <table:table-cell table:formula="of:= [.$G$3] * 1500 * [.$E$4]^2 / ([.B12]*[.$G$4]^2) + [.$E$4]" office:value-type="float" office:value="66.1227143095867">
            <text:p>66.1227143096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2]*[.K12])^2+([.N12]*[.$F$3])^2)" office:value-type="float" office:value="209.369805364313">
            <text:p>209.3698053643</text:p>
          </table:table-cell>
          <table:table-cell table:formula="of:= [.S12] - [.R12]" office:value-type="float" office:value="-487.771428571429">
            <text:p>-487.7714285714</text:p>
          </table:table-cell>
          <table:table-cell table:formula="of:= ( [.D12] - [.$E$4] ) * [.$F$4] / ( [.D12] + [.$F$4] - 2 * [.$E$4] )" office:value-type="float" office:value="188.571428571429">
            <text:p>188.5714285714</text:p>
          </table:table-cell>
          <table:table-cell table:formula="of:= ( [.D12] - [.$E$4] ) * [.$F$4] / ( [.D12] - [.$F$4] )" office:value-type="float" office:value="-299.2">
            <text:p>-299.2</text:p>
          </table:table-cell>
          <table:table-cell/>
          <table:table-cell office:value-type="float" office:value="1886">
            <text:p>1886</text:p>
          </table:table-cell>
        </table:table-row>
        <table:table-row table:style-name="ro1">
          <table:table-cell table:number-columns-repeated="2"/>
          <table:table-cell office:value-type="string">
            <text:p>u(h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 SQRT((3* [.U5] / 820)^2 + 2.5^2)" office:value-type="float" office:value="2.96357146026867">
            <text:p>2.963571460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 SQRT((3* [.U6] / 820)^2 + 2.5^2)" office:value-type="float" office:value="3.28624053578135">
            <text:p>3.28624053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 SQRT((3* [.U7] / 820)^2 + 2.5^2)" office:value-type="float" office:value="3.52692119436249">
            <text:p>3.52692119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6">
            <text:p>5.6</text:p>
          </table:table-cell>
          <table:table-cell table:formula="of:= SQRT((3* [.U8] / 820)^2 + 2.5^2)" office:value-type="float" office:value="4.03297771878179">
            <text:p>4.03297771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 SQRT((3* [.U9] / 820)^2 + 2.5^2)" office:value-type="float" office:value="4.79687785754962">
            <text:p>4.796877857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 SQRT((3* [.U10] / 820)^2 + 2.5^2)" office:value-type="float" office:value="6.53040627582275">
            <text:p>6.53040627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 SQRT((3* [.U11] / 820)^2 + 2.5^2)" office:value-type="float" office:value="7.33893725276351">
            <text:p>7.33893725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 SQRT((3* [.U12] / 820)^2 + 2.5^2)" office:value-type="float" office:value="7.33893725276351">
            <text:p>7.3389372528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20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05:45.81</meta:creation-date>
    <dc:date>2018-07-12T20:33:29.22</dc:date>
    <meta:editing-duration>PT56M10S</meta:editing-duration>
    <meta:editing-cycles>2</meta:editing-cycles>
    <meta:generator>OpenOffice/4.1.5$Win32 OpenOffice.org_project/415m1$Build-9789</meta:generator>
    <meta:document-statistic meta:table-count="3" meta:cell-count="144" meta:object-count="0"/>
  </office:meta>
</office:document-meta>
</file>